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0c063" officeooo:paragraph-rsid="0020c063"/>
    </style:style>
    <style:style style:name="P2" style:family="paragraph" style:parent-style-name="Standard">
      <style:text-properties officeooo:rsid="002784be" officeooo:paragraph-rsid="002784be"/>
    </style:style>
    <style:style style:name="P3" style:family="paragraph" style:parent-style-name="Standard">
      <style:text-properties officeooo:paragraph-rsid="002784be"/>
    </style:style>
    <style:style style:name="P4" style:family="paragraph" style:parent-style-name="Standard">
      <style:text-properties officeooo:rsid="0029650d" officeooo:paragraph-rsid="0029650d"/>
    </style:style>
    <style:style style:name="P5" style:family="paragraph" style:parent-style-name="Standard">
      <style:paragraph-properties fo:text-align="center" style:justify-single-word="false"/>
      <style:text-properties officeooo:rsid="0029650d" officeooo:paragraph-rsid="0029650d"/>
    </style:style>
    <style:style style:name="T1" style:family="text">
      <style:text-properties officeooo:rsid="001fc57e"/>
    </style:style>
    <style:style style:name="T2" style:family="text">
      <style:text-properties officeooo:rsid="0020c063"/>
    </style:style>
    <style:style style:name="T3" style:family="text">
      <style:text-properties officeooo:rsid="0025982b"/>
    </style:style>
    <style:style style:name="T4" style:family="text">
      <style:text-properties officeooo:rsid="002784be"/>
    </style:style>
    <style:style style:name="T5" style:family="text">
      <style:text-properties officeooo:rsid="0029650d"/>
    </style:style>
    <style:style style:name="T6" style:family="text">
      <style:text-properties officeooo:rsid="002b0e8b"/>
    </style:style>
    <style:style style:name="T7" style:family="text">
      <style:text-properties officeooo:rsid="002d64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eremy Holloway</text:p>
      <text:p text:style-name="P4">CPSC-3220-001</text:p>
      <text:p text:style-name="P4">6/3/2019</text:p>
      <text:p text:style-name="P4"/>
      <text:p text:style-name="P5">Pre-class Assignment #12</text:p>
      <text:p text:style-name="Standard"/>
      <text:p text:style-name="Standard">1. How frequently does each of scheduler listed below run? (see slides)</text:p>
      <text:p text:style-name="Standard"><text:s text:c="2"/>short-term scheduler (a.k.a. dispatcher) – <text:span text:style-name="T1">runs after every interrupt.</text:span></text:p>
      <text:p text:style-name="Standard"><text:s text:c="2"/>medium-term scheduler (a.k.a. swapper) – <text:span text:style-name="T1">runs every few seconds.</text:span></text:p>
      <text:p text:style-name="Standard"><text:s text:c="2"/>long-term scheduler (a.k.a. batch job initiator) – <text:span text:style-name="T7">minutes.</text:span></text:p>
      <text:p text:style-name="Standard"/>
      <text:p text:style-name="Standard">2. What are three performance problems identified by the textbook when the thread scheduler uses a single ready list for a multiprocessor?</text:p>
      <text:p text:style-name="P1"><text:tab/>1. Contention for the MFQ lock.</text:p>
      <text:p text:style-name="P1"><text:tab/>2. Cache coherence overhead.</text:p>
      <text:p text:style-name="P1"><text:tab/>3. Limited cache reuse.</text:p>
      <text:p text:style-name="Standard"/>
      <text:p text:style-name="Standard">3. When should threads be moved from one per-processor ready list to another one?</text:p>
      <text:p text:style-name="Standard"><text:tab/><text:span text:style-name="T3">When another processor is idle and can accomplish the work instead of it sitting in its current processes queue waiting to run.</text:span></text:p>
      <text:p text:style-name="Standard"/>
      <text:p text:style-name="Standard">4. Define the following terms:</text:p>
      <text:p text:style-name="Standard"><text:s text:c="2"/>affinity scheduling – <text:span text:style-name="T1">A scheduling policy where tasks are preferentially scheduled onto the same <text:tab/>processor they had previously been assigned, to improve cache reuse.</text:span></text:p>
      <text:p text:style-name="Standard"><text:s text:c="2"/>oblivious scheduling – <text:span text:style-name="T1">A scheduling policy where the operating system assigns threads to processors <text:tab/>without knowledge of the intent of the parallel application.</text:span></text:p>
      <text:p text:style-name="Standard"><text:s text:c="2"/>priority donation (a.k.a. priority inheritance) – <text:span text:style-name="T2">When a thread waits for a lock held by a lower priority <text:tab/>thread, the lock holders priority is temporarily increased to the waiter’s priority until the lock is <text:tab/>released.</text:span></text:p>
      <text:p text:style-name="Standard"/>
      <text:p text:style-name="Standard">5. Define the following terms: (see slides)</text:p>
      <text:p text:style-name="Standard"><text:s text:c="2"/>priority aging – <text:span text:style-name="T2">threads priority to decrease as it runs and increase as it waits.</text:span></text:p>
      <text:p text:style-name="Standard"><text:s text:c="2"/>priority boosting – <text:span text:style-name="T2">threads priority increases/decreases when signaled.</text:span></text:p>
      <text:p text:style-name="Standard"/>
      <text:p text:style-name="Standard">6. What is Little's Law and under what condition is it applicable?</text:p>
      <text:p text:style-name="Standard"><text:tab/><text:span text:style-name="T3">Little’s law is a theorem provided by John Little in 1961 that applies to any stable system where the arrival rate matches the departure rate.</text:span></text:p>
      <text:p text:style-name="Standard"/>
      <text:p text:style-name="Standard">7. What are two performance problems identified by the textbook when server utilization is high?</text:p>
      <text:p text:style-name="P2"><text:tab/>1. Response time</text:p>
      <text:p text:style-name="P4"><text:tab/>2. Utilization </text:p>
      <text:p text:style-name="Standard"/>
      <text:p text:style-name="Standard">8. Why are bursty arrivals of tasks more of a problem than a steady arrival rate?</text:p>
      <text:p text:style-name="Standard"><text:tab/><text:span text:style-name="T4">This is because queues tend to be full during busy periods and empty during the idle periods, so few requests enjoy high priority and many suffer long queue waits.</text:span></text:p>
      <text:p text:style-name="Standard"/>
      <text:p text:style-name="P3">9. What are two possible responses identified by the textbook to manage overload?</text:p>
      <text:p text:style-name="P2"><text:tab/>1. Reject requests</text:p>
      <text:p text:style-name="P2"><text:tab/>2. Sophisticated scheduling</text:p>
      <text:p text:style-name="Standard"><text:soft-page-break/></text:p>
      <text:p text:style-name="Standard">10. Identify and explain at least one reason why a system might have have to do more work per request as load increases.</text:p>
      <text:p text:style-name="Standard"><text:tab/><text:span text:style-name="T5">This is because the rest of the system is also running at a high capacity so response times overall will be slower, which results in all individual responses to be slower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31T12:55:03.021234750</meta:creation-date>
    <dc:date>2019-06-11T20:07:11.913173516</dc:date>
    <meta:editing-duration>PT18H2M34S</meta:editing-duration>
    <meta:editing-cycles>6</meta:editing-cycles>
    <meta:generator>LibreOffice/6.0.7.3$Linux_X86_64 LibreOffice_project/00m0$Build-3</meta:generator>
    <meta:document-statistic meta:table-count="0" meta:image-count="0" meta:object-count="0" meta:page-count="2" meta:paragraph-count="33" meta:word-count="401" meta:character-count="2547" meta:non-whitespace-character-count="2139"/>
  </office:meta>
</office:document-meta>
</file>